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 fo:text-align="center"/>
    </style:style>
    <style:style style:name="P2" style:parent-style-name="Listeafsnit" style:list-style-name="LFO1" style:family="paragraph"/>
    <style:style style:name="P3" style:parent-style-name="Listeafsnit" style:list-style-name="LFO1" style:family="paragraph"/>
    <style:style style:name="P4" style:parent-style-name="Listeafsnit" style:list-style-name="LFO1" style:family="paragraph"/>
    <style:style style:name="P5" style:parent-style-name="Listeafsnit" style:list-style-name="LFO1" style:family="paragraph"/>
    <style:style style:name="P6" style:parent-style-name="Listeafsnit" style:list-style-name="LFO3" style:family="paragraph"/>
    <style:style style:name="P7" style:parent-style-name="Listeafsnit" style:list-style-name="LFO3" style:family="paragraph"/>
    <style:style style:name="P8" style:parent-style-name="Listeafsnit" style:list-style-name="LFO3" style:family="paragraph"/>
    <style:style style:name="P9" style:parent-style-name="Listeafsnit" style:list-style-name="LFO3" style:family="paragraph"/>
    <style:style style:name="P10" style:parent-style-name="Listeafsnit" style:list-style-name="LFO3" style:family="paragraph"/>
    <style:style style:name="P11" style:parent-style-name="Listeafsnit" style:list-style-name="LFO3" style:family="paragraph"/>
    <style:style style:name="P12" style:parent-style-name="Listeafsnit" style:list-style-name="LFO3" style:family="paragraph"/>
    <style:style style:name="P13" style:parent-style-name="Listeafsnit" style:list-style-name="LFO3" style:family="paragraph"/>
    <style:style style:name="P14" style:parent-style-name="Listeafsnit" style:list-style-name="LFO3" style:family="paragraph"/>
    <style:style style:name="P15" style:parent-style-name="Listeafsnit" style:list-style-name="LFO3" style:family="paragraph"/>
    <style:style style:name="P16" style:parent-style-name="Listeafsnit" style:list-style-name="LFO3" style:family="paragraph"/>
    <style:style style:name="P17" style:parent-style-name="Listeafsnit" style:list-style-name="LFO3" style:family="paragraph"/>
    <style:style style:name="P18" style:parent-style-name="Listeafsnit" style:list-style-name="LFO3" style:family="paragraph"/>
    <style:style style:name="P19" style:parent-style-name="Listeafsnit" style:list-style-name="LFO3" style:family="paragraph"/>
    <style:style style:name="P20" style:parent-style-name="Listeafsnit" style:list-style-name="LFO3" style:family="paragraph"/>
    <style:style style:name="P21" style:parent-style-name="Normal" style:family="paragraph">
      <style:paragraph-properties fo:margin-left="1.8111in">
        <style:tab-stops/>
      </style:paragraph-properties>
    </style:style>
  </office:automatic-styles>
  <office:body>
    <office:text text:use-soft-page-breaks="true">
      <text:h text:style-name="P1" text:outline-level="1">Mit Første SPIL i Processing</text:h>
      <text:p text:style-name="Normal"/>
      <text:p text:style-name="Normal">I skal lave et spil der henter inspiration i REIGN: GAME OF THRONE ud fra følgende krav</text:p>
      <text:list text:style-name="LFO1" text:continue-numbering="true">
        <text:list-item>
          <text:p text:style-name="P2">Der skal være min 4 score variabler</text:p>
        </text:list-item>
        <text:list-item>
          <text:p text:style-name="P3">Der skal være et billede der skifter i forhold til spørgsmålene</text:p>
        </text:list-item>
        <text:list-item>
          <text:p text:style-name="P4">Der skal være min 10 spørgsmål der giver + - til score variablerne<text:s/></text:p>
        </text:list-item>
        <text:list-item>
          <text:p text:style-name="P5">Der skal være win / lose konditions<text:s/></text:p>
        </text:list-item>
      </text:list>
      <text:p text:style-name="Normal">Fokus i projektet er på Konditions og brugen af (if, if else) kontrolstuktur.</text:p>
      <text:p text:style-name="Normal"/>
      <text:p text:style-name="Normal">Projektet skal indeholde:</text:p>
      <text:p text:style-name="Normal"/>
      <text:list text:style-name="LFO3" text:continue-numbering="true">
        <text:list-item>
          <text:p text:style-name="P6">Kravsspecifikation:<text:s/></text:p>
          <text:list text:continue-numbering="true">
            <text:list-item>
              <text:p text:style-name="P7">Mine ovenstående krav plus jeres egne krav.</text:p>
            </text:list-item>
          </text:list>
        </text:list-item>
        <text:list-item>
          <text:p text:style-name="P8">Design:</text:p>
          <text:list text:continue-numbering="true">
            <text:list-item>
              <text:p text:style-name="P9">Flow diagram</text:p>
            </text:list-item>
            <text:list-item>
              <text:p text:style-name="P10">Mock ups(tegninger af jeres visuelle design)</text:p>
            </text:list-item>
            <text:list-item>
              <text:p text:style-name="P11">Teori -&gt; Hvad er variabler og hvor vil i bruge dem i programmet</text:p>
            </text:list-item>
            <text:list-item>
              <text:p text:style-name="P12">Teori-&gt; Hvad er conditions (if sætninger)</text:p>
            </text:list-item>
          </text:list>
        </text:list-item>
        <text:list-item>
          <text:p text:style-name="P13">Implementering<text:s/></text:p>
          <text:list text:continue-numbering="true">
            <text:list-item>
              <text:p text:style-name="P14">Forklar udvalgte dele af jeres kode (vælg en til to funktioner) og beskriv dem linje for linje<text:s/></text:p>
            </text:list-item>
          </text:list>
        </text:list-item>
        <text:list-item>
          <text:p text:style-name="P15">Test</text:p>
          <text:list text:continue-numbering="true">
            <text:list-item>
              <text:p text:style-name="P16">Opstil test kriterier der viser at i har opfyldt kravsspecifikationen og dokumenter det med en video hvor i tester jeres spil.</text:p>
            </text:list-item>
          </text:list>
        </text:list-item>
        <text:list-item>
          <text:p text:style-name="P17">Konklusion</text:p>
          <text:list text:continue-numbering="true">
            <text:list-item>
              <text:p text:style-name="P18">Beskriv hvad gik godt og hvad der gik galt</text:p>
            </text:list-item>
            <text:list-item>
              <text:p text:style-name="P19">Begrund hvilke krav i har opfyldt og forklar hvilke i ikke fik lavet</text:p>
            </text:list-item>
            <text:list-item>
              <text:p text:style-name="P20">Beskriv hvad i ville arbejde videre med</text:p>
            </text:list-item>
          </text:list>
        </text:list-item>
      </text:list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Peter Withenstein</meta:initial-creator>
    <dc:creator>Daniel Peter Withenstein</dc:creator>
    <meta:creation-date>2024-09-02T07:43:00Z</meta:creation-date>
    <dc:date>2024-10-07T06:50:00Z</dc:date>
    <meta:template xlink:href="Normal" xlink:type="simple"/>
    <meta:editing-cycles>2</meta:editing-cycles>
    <meta:editing-duration>PT1800S</meta:editing-duration>
    <meta:document-statistic meta:page-count="1" meta:paragraph-count="2" meta:word-count="151" meta:character-count="1072" meta:row-count="7" meta:non-whitespace-character-count="923"/>
  </office:meta>
</office:document-meta>
</file>